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7ed2ed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none" draw:fill-color="#ffff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6017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4" style:family="graphic" style:parent-style-name="standard">
      <style:graphic-properties draw:stroke="solid" draw:stroke-dash="Dashed_20__28_var_29__20_6018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5" style:family="graphic" style:parent-style-name="standard">
      <style:graphic-properties draw:stroke="dash" draw:stroke-dash="Dashed_20__28_var_29__20_6019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6" style:family="graphic" style:parent-style-name="standard">
      <style:graphic-properties draw:stroke="dash" draw:stroke-dash="Dashed_20__28_var_29__20_6020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7" style:family="graphic" style:parent-style-name="standard">
      <style:graphic-properties draw:stroke="dash" draw:stroke-dash="Dashed_20__28_var_29__20_6021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8" style:family="graphic" style:parent-style-name="standard">
      <style:graphic-properties draw:stroke="dash" draw:stroke-dash="Dashed_20__28_var_29__20_6022" svg:stroke-width="0.019cm" svg:stroke-color="#000000" draw:marker-start="" draw:marker-start-width="0.229cm" draw:marker-start-center="false" draw:marker-end="" draw:marker-end-width="0.229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19cm" svg:stroke-color="#000000" draw:marker-start="Arrow_20_concave" draw:marker-start-width="0.199cm" draw:marker-start-center="false" draw:marker-end="" draw:marker-end-width="0.3cm" draw:marker-end-center="false" draw:fill="solid" draw:fill-color="#99ccff" draw:textarea-horizontal-align="center" draw:textarea-vertical-align="middle" fo:padding-top="0.134cm" fo:padding-bottom="0.134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7ed2ed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.401cm" svg:height="1.4cm" svg:x="10.195cm" svg:y="14.394cm">
            <text:p/>
          </draw:rect>
          <draw:rect draw:style-name="gr2" draw:text-style-name="P2" draw:layer="layout" svg:width="1.401cm" svg:height="1.401cm" svg:x="10.186cm" svg:y="14.389cm">
            <text:p/>
          </draw:rect>
          <draw:line draw:style-name="gr3" draw:text-style-name="P3" draw:layer="layout" svg:x1="10.817cm" svg:y1="15.019cm" svg:x2="10.949cm" svg:y2="15.151cm">
            <text:p/>
          </draw:line>
          <draw:line draw:style-name="gr4" draw:text-style-name="P3" draw:layer="layout" svg:x1="10.824cm" svg:y1="15.154cm" svg:x2="10.949cm" svg:y2="15.029cm">
            <text:p/>
          </draw:line>
          <draw:line draw:style-name="gr5" draw:text-style-name="P3" draw:layer="layout" svg:x1="10.886cm" svg:y1="14.394cm" svg:x2="11.586cm" svg:y2="15.094cm">
            <text:p/>
          </draw:line>
          <draw:line draw:style-name="gr6" draw:text-style-name="P3" draw:layer="layout" svg:x1="10.186cm" svg:y1="15.1cm" svg:x2="10.886cm" svg:y2="14.4cm">
            <text:p/>
          </draw:line>
          <draw:line draw:style-name="gr7" draw:text-style-name="P3" draw:layer="layout" svg:x1="10.886cm" svg:y1="15.789cm" svg:x2="10.186cm" svg:y2="15.089cm">
            <text:p/>
          </draw:line>
          <draw:line draw:style-name="gr8" draw:text-style-name="P3" draw:layer="layout" svg:x1="11.586cm" svg:y1="15.079cm" svg:x2="10.886cm" svg:y2="15.779cm">
            <text:p/>
          </draw:line>
          <draw:ellipse draw:style-name="gr9" draw:text-style-name="P4" draw:layer="layout" svg:width="0.683cm" svg:height="0.369cm" draw:transform="skewX (-0.0136135681655559) rotate (0.783652834145454) translate (10.257cm 14.805cm)" draw:kind="arc" draw:start-angle="90.43" draw:end-angle="268.49">
            <text:p/>
          </draw:ellipse>
          <draw:ellipse draw:style-name="gr9" draw:text-style-name="P4" draw:layer="layout" svg:width="0.683cm" svg:height="0.369cm" draw:transform="skewX (-0.0190240888467382) rotate (-0.785398163397448) translate (11.206cm 14.468cm)" draw:kind="arc" draw:start-angle="90.43" draw:end-angle="268.49">
            <text:p/>
          </draw:ellipse>
          <draw:ellipse draw:style-name="gr9" draw:text-style-name="P4" draw:layer="layout" svg:width="0.682cm" svg:height="0.369cm" draw:transform="skewX (-0.0108210413623649) rotate (2.35619449019234) translate (10.593cm 15.738cm)" draw:kind="arc" draw:start-angle="90.43" draw:end-angle="268.49">
            <text:p/>
          </draw:ellipse>
          <draw:ellipse draw:style-name="gr9" draw:text-style-name="P4" draw:layer="layout" svg:width="0.682cm" svg:height="0.369cm" draw:transform="skewX (-0.0136135681655558) rotate (-2.35619449019234) translate (11.544cm 15.37cm)" draw:kind="arc" draw:start-angle="90.43" draw:end-angle="268.49">
            <text:p/>
          </draw:ellips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6017" draw:display-name="Dashed (var) 6017" draw:style="rect" draw:dots1="1" draw:dots1-length="0.016cm" draw:dots2="1" draw:dots2-length="0.016cm" draw:distance="0.016cm"/>
    <draw:stroke-dash draw:name="Dashed_20__28_var_29__20_6018" draw:display-name="Dashed (var) 6018" draw:style="rect" draw:dots1="1" draw:dots1-length="0.016cm" draw:dots2="1" draw:dots2-length="0.016cm" draw:distance="0.016cm"/>
    <draw:stroke-dash draw:name="Dashed_20__28_var_29__20_6019" draw:display-name="Dashed (var) 6019" draw:style="rect" draw:dots1="1" draw:dots1-length="0.029cm" draw:dots2="1" draw:dots2-length="0.029cm" draw:distance="0.029cm"/>
    <draw:stroke-dash draw:name="Dashed_20__28_var_29__20_6020" draw:display-name="Dashed (var) 6020" draw:style="rect" draw:dots1="1" draw:dots1-length="0.029cm" draw:dots2="1" draw:dots2-length="0.029cm" draw:distance="0.029cm"/>
    <draw:stroke-dash draw:name="Dashed_20__28_var_29__20_6021" draw:display-name="Dashed (var) 6021" draw:style="rect" draw:dots1="1" draw:dots1-length="0.029cm" draw:dots2="1" draw:dots2-length="0.029cm" draw:distance="0.029cm"/>
    <draw:stroke-dash draw:name="Dashed_20__28_var_29__20_6022" draw:display-name="Dashed (var) 6022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07:31:17.218700565</meta:creation-date>
    <dc:date>2018-05-15T07:31:39.399905045</dc:date>
    <meta:editing-duration>PT22S</meta:editing-duration>
    <meta:editing-cycles>1</meta:editing-cycles>
    <meta:document-statistic meta:object-count="13"/>
    <meta:generator>LibreOffice/6.0.0.3$MacOSX_X86_64 LibreOffice_project/64a0f66915f38c6217de274f0aa8e15618924765</meta:generator>
  </office:meta>
</office:document-meta>
</file>